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 style:family="paragraph" style:parent-style-name="Standard" style:list-style-name="L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3" style:family="paragraph" style:parent-style-name="Standard" style:list-style-name="L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4" style:family="paragraph" style:parent-style-name="Standard" style:list-style-name="L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5" style:family="paragraph" style:parent-style-name="Standard" style:list-style-name="L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6" style:family="paragraph" style:parent-style-name="Standard" style:list-style-name="L1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7" style:family="paragraph" style:parent-style-name="Standard" style:list-style-name="L1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8" style:family="paragraph" style:parent-style-name="Standard" style:list-style-name="L1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9" style:family="paragraph" style:parent-style-name="Standard" style:list-style-name="L1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0" style:family="paragraph" style:parent-style-name="Standard" style:list-style-name="L1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1" style:family="paragraph" style:parent-style-name="Standard" style:list-style-name="L1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2" style:family="paragraph" style:parent-style-name="Standard" style:list-style-name="L1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3" style:family="paragraph" style:parent-style-name="Standard" style:list-style-name="L1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4" style:family="paragraph" style:parent-style-name="Standard" style:list-style-name="L1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5" style:family="paragraph" style:parent-style-name="Standard" style:list-style-name="L19">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6" style:family="paragraph" style:parent-style-name="Standard" style:list-style-name="L20">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7" style:family="paragraph" style:parent-style-name="Standard" style:list-style-name="L21">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8" style:family="paragraph" style:parent-style-name="Standard" style:list-style-name="L22">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19" style:family="paragraph" style:parent-style-name="Standard" style:list-style-name="L23">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0" style:family="paragraph" style:parent-style-name="Standard" style:list-style-name="L24">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1" style:family="paragraph" style:parent-style-name="Standard" style:list-style-name="L25">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2" style:family="paragraph" style:parent-style-name="Standard" style:list-style-name="L26">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3" style:family="paragraph" style:parent-style-name="Standard" style:list-style-name="L27">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4" style:family="paragraph" style:parent-style-name="Standard" style:list-style-name="L28">
      <style:paragraph-properties fo:margin-top="0in" fo:margin-bottom="0.139in" fo:line-height="115%" fo:text-align="start"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5"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style:style style:name="P26" style:family="paragraph" style:parent-style-name="Standard">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7" style:family="paragraph" style:parent-style-name="Standard" style:list-style-name="L5">
      <style:paragraph-properties fo:margin-top="0in" fo:margin-bottom="0.139in" fo:line-height="115%" fo:text-align="start"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8" style:family="paragraph" style:parent-style-name="Standard">
      <style:paragraph-properties fo:margin-top="0in" fo:margin-bottom="0.139in" fo:line-height="115%" fo:text-align="center" style:justify-single-word="false" style:text-autospace="none"/>
      <style:text-properties style:text-position="0% 100%" style:font-name="Calibri" fo:font-size="11pt" fo:language="en" fo:country="none" fo:font-weight="bold" style:font-name-asian="Calibri" style:font-size-asian="11pt" style:font-weight-asian="bold" style:font-name-complex="Calibri" style:font-size-complex="11pt" style:font-weight-complex="bold"/>
    </style:style>
    <style:style style:name="P29" style:family="paragraph" style:parent-style-name="Standard">
      <style:paragraph-properties fo:margin-top="0in" fo:margin-bottom="0.139in" fo:line-height="115%" fo:text-align="center" style:justify-single-word="false" style:text-autospace="none"/>
      <style:text-properties style:text-position="0% 100%" style:font-name="Calibri" fo:font-size="15pt" fo:language="en" fo:country="none" fo:font-weight="bold" style:font-name-asian="Calibri" style:font-size-asian="15pt" style:font-weight-asian="bold" style:font-name-complex="Calibri" style:font-size-complex="15pt" style:font-weight-complex="bold"/>
    </style:style>
    <style:style style:name="P30" style:family="paragraph" style:parent-style-name="Standard" style:list-style-name="L13">
      <style:paragraph-properties fo:margin-top="0in" fo:margin-bottom="0.139in" fo:line-height="115%" fo:text-align="start" style:justify-single-word="false" style:text-autospace="none"/>
    </style:style>
    <style:style style:name="P31" style:family="paragraph" style:parent-style-name="Standard" style:list-style-name="L14">
      <style:paragraph-properties fo:margin-top="0in" fo:margin-bottom="0.139in" fo:line-height="115%" fo:text-align="start" style:justify-single-word="false" style:text-autospace="none"/>
    </style:style>
    <style:style style:name="P32" style:family="paragraph" style:parent-style-name="Standard" style:list-style-name="L16">
      <style:paragraph-properties fo:margin-top="0in" fo:margin-bottom="0.139in" fo:line-height="115%" fo:text-align="start" style:justify-single-word="false" style:text-autospace="none"/>
    </style:style>
    <style:style style:name="P33" style:family="paragraph" style:parent-style-name="Standard" style:list-style-name="L20">
      <style:paragraph-properties fo:margin-top="0in" fo:margin-bottom="0.139in" fo:line-height="115%" fo:text-align="start" style:justify-single-word="false" style:text-autospace="none"/>
    </style:style>
    <style:style style:name="P34" style:family="paragraph" style:parent-style-name="Standard" style:list-style-name="L22">
      <style:paragraph-properties fo:margin-top="0in" fo:margin-bottom="0.139in" fo:line-height="115%" fo:text-align="start" style:justify-single-word="false" style:text-autospace="none"/>
    </style:style>
    <style:style style:name="P35" style:family="paragraph" style:parent-style-name="Standard" style:list-style-name="L23">
      <style:paragraph-properties fo:margin-top="0in" fo:margin-bottom="0.139in" fo:line-height="115%" fo:text-align="start" style:justify-single-word="false" style:text-autospace="none"/>
    </style:style>
    <style:style style:name="P36" style:family="paragraph" style:parent-style-name="Standard" style:list-style-name="L25">
      <style:paragraph-properties fo:margin-top="0in" fo:margin-bottom="0.139in" fo:line-height="115%" fo:text-align="start" style:justify-single-word="false" style:text-autospace="none"/>
    </style:style>
    <style:style style:name="T1" style:family="text">
      <style:text-properties fo:font-weight="normal" style:font-weight-asian="normal" style:font-weight-complex="normal"/>
    </style:style>
    <style:style style:name="T2" style:family="text">
      <style:text-properties style:text-position="0% 100%" style:font-name="Calibri" fo:font-size="11pt" fo:language="en" fo:country="none" fo:font-weight="normal" style:font-name-asian="Calibri" style:font-size-asian="11pt" style:font-weight-asian="normal" style:font-name-complex="Calibri" style:font-size-complex="11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P29">General Game Ideas + Brain Stroming</text:p>
      <text:p text:style-name="P1"/>
      <text:p text:style-name="P1">Notes From Phone: Rpg game like our own, except its scaled down to hearthstone single player adventure size. Similar format of events. Maybe 8-10 encounters per run. No path choice, event progression like hearthstone. Or after each fight, choose 1 of 3 encounters for the next encounter (basic, shop, elite, camp site, etc) this means we would need less enemies, items, possible builds etc (can do more with less: less content means what content there is can be more impactful). Elite enemies could drop a treasure/perma buff like in hearthstone. At the end of the 8-10 encounters, player fights the boss. Short and simple. Try aim for 60 minutes average run time for decent player to complete. Would also have to remake all abilities, passive traits and talents system though, since enemies would need to be more dangerous since theres less encounters. Maybe player only controls 3 characters. <text:s/>For future scalibility. Could add an extra 8-10 encounters once act 1 is good enough and it feels like a complete game with just act 1.</text:p>
      <text:p text:style-name="P1"/>
      <text:p text:style-name="P28">Map / Exploration Systems</text:p>
      <text:list xml:id="list2534691543877182874" text:style-name="L4">
        <text:list-item>
          <text:p text:style-name="P2">Each act has 9 encounter rows and then 1 boss fight</text:p>
        </text:list-item>
        <text:list-item>
          <text:p text:style-name="P2">each row on the world map contains only 3 (different) encounters</text:p>
        </text:list-item>
        <text:list-item>
          <text:p text:style-name="P2">the encounters are generated randomly, with some rules and exceptions to enforce consistency but maintian rng/replayibility</text:p>
        </text:list-item>
        <text:list-item>
          <text:p text:style-name="P2">The encounters can be: Basic Enemy, Elite Enemy, Camp Site, Shop, Treasure Site, Mystery Room</text:p>
        </text:list-item>
        <text:list-item>
          <text:p text:style-name="P2">A player can choose any of the 3 encounters in the next row, pathing does not invalidate choices here</text:p>
        </text:list-item>
        <text:list-item>
          <text:p text:style-name="P2">Random Map generation rules</text:p>
          <text:list>
            <text:list-item>
              <text:p text:style-name="P2">The same encounter cannot appear on the same row</text:p>
            </text:list-item>
            <text:list-item>
              <text:p text:style-name="P2">All encounters on row 5 are treasure rooms, to guarantee the player gets a treasure</text:p>
            </text:list-item>
            <text:list-item>
              <text:p text:style-name="P2">the first row must have either an elite or a basic enemy</text:p>
            </text:list-item>
            <text:list-item>
              <text:p text:style-name="P2">a camp site cannot spawn in the first row</text:p>
            </text:list-item>
            <text:list-item>
              <text:p text:style-name="P2">a camp site OR a shop must spawn in the last row before the boss</text:p>
            </text:list-item>
          </text:list>
        </text:list-item>
      </text:list>
      <text:p text:style-name="P1"/>
      <text:p text:style-name="P28">States System</text:p>
      <text:list xml:id="list8847901779866357650" text:style-name="L6">
        <text:list-item>
          <text:p text:style-name="P3">Certain events reward the player with a 'State'</text:p>
        </text:list-item>
        <text:list-item>
          <text:p text:style-name="P3">A <text:s/>state applies a power passive buff for the duration of the run (like hearthstone single player adventure)</text:p>
        </text:list-item>
        <text:list-item>
          <text:p text:style-name="P3"><text:soft-page-break/>States can be collected by defeating an elite enemy, in treasure chest rooms, or in some mystery events</text:p>
        </text:list-item>
        <text:list-item>
          <text:p text:style-name="P3">State events offer the player a 1 of 3 choice. When ever they recieve <text:s/>a state, they are offered 3 choices and get to pick 1.</text:p>
        </text:list-item>
        <text:list-item>
          <text:p text:style-name="P3">State Ideas</text:p>
          <text:list>
            <text:list-item>
              <text:p text:style-name="P3">Your block does not expire on activation start. Start combat with 5 Block</text:p>
            </text:list-item>
            <text:list-item>
              <text:p text:style-name="P3">Double all XP gains</text:p>
            </text:list-item>
            <text:list-item>
              <text:p text:style-name="P3">Double all gold gains</text:p>
            </text:list-item>
            <text:list-item>
              <text:p text:style-name="P3">Your characters have +10 stamina and max energy</text:p>
            </text:list-item>
            <text:list-item>
              <text:p text:style-name="P3">Your characters have +5 strength</text:p>
            </text:list-item>
            <text:list-item>
              <text:p text:style-name="P3">Strike, Shoot and Defend and Move cost 5 energy less</text:p>
            </text:list-item>
            <text:list-item>
              <text:p text:style-name="P3">The next 3 times one of your characters dies in combat, ressurect them to 50% health.</text:p>
            </text:list-item>
            <text:list-item>
              <text:p text:style-name="P3">Your characters have +2 Mobility and Initiative during the first turn of combat</text:p>
            </text:list-item>
            <text:list-item>
              <text:p text:style-name="P3">Your Characters have +2 Strength, Wisdom and Dexterity</text:p>
            </text:list-item>
            <text:list-item>
              <text:p text:style-name="P3">Your character's are immune to Stunned, Sleep, Blind, Disarmed and Silenced</text:p>
            </text:list-item>
            <text:list-item>
              <text:p text:style-name="P3">Your characters are immune to Burning, Poisoned, Shocked and Chilled</text:p>
            </text:list-item>
            <text:list-item>
              <text:p text:style-name="P3">Your characters ignore all resistances when attacking</text:p>
            </text:list-item>
          </text:list>
        </text:list-item>
      </text:list>
      <text:p text:style-name="P1"/>
      <text:p text:style-name="P28">Items System</text:p>
      <text:list xml:id="list3753078185110073783" text:style-name="L7">
        <text:list-item>
          <text:p text:style-name="P4">Items will be massively scaled down compared to old rpg game</text:p>
        </text:list-item>
        <text:list-item>
          <text:p text:style-name="P4">instead of 10 items slots, characters should only have 5, these being</text:p>
          <text:list>
            <text:list-item>
              <text:p text:style-name="P4">Main hand</text:p>
            </text:list-item>
            <text:list-item>
              <text:p text:style-name="P4">Off hand</text:p>
            </text:list-item>
            <text:list-item>
              <text:p text:style-name="P4">Head</text:p>
            </text:list-item>
            <text:list-item>
              <text:p text:style-name="P4">Chest</text:p>
            </text:list-item>
            <text:list-item>
              <text:p text:style-name="P4">Legs</text:p>
            </text:list-item>
          </text:list>
        </text:list-item>
      </text:list>
      <text:list xml:id="list7940246278865730186" text:style-name="L8">
        <text:list-item>
          <text:p text:style-name="P5">This will allow us to make items that are much more impactful and interesting</text:p>
        </text:list-item>
        <text:list-item>
          <text:p text:style-name="P5">In the future, we can possibly add more slots once act 1 feels like a complete game and if we need </text:p>
        </text:list-item>
        <text:list-item>
          <text:p text:style-name="P5">Each item type slot should only have bonuses that make sense for that item type (e.g. Leg slot items should manipulate movement, chest slot items should increase survivability, head slot items should <text:soft-page-break/>manipulate vision, etc)</text:p>
        </text:list-item>
        <text:list-item>
          <text:p text:style-name="P5">Should try to make at least 4 common items and 4 rare items for each slot)</text:p>
        </text:list-item>
        <text:list-item>
          <text:p text:style-name="P5">Items will probably be easier to design once we have enemies and talents designed more thoroughly</text:p>
        </text:list-item>
        <text:list-item>
          <text:p text:style-name="P5">Can we make it so items ONLY give a passive bonus? No direct buffs to stats (except maybe mobility)</text:p>
          <text:list>
            <text:list-item>
              <text:p text:style-name="P5">this might meanign redesigning talent trees to have more abilities and less passives</text:p>
            </text:list-item>
            <text:list-item>
              <text:p text:style-name="P5">items should help player dictate their characters build, not just enforce it with stats</text:p>
            </text:list-item>
            <text:list-item>
              <text:p text:style-name="P5">Items should also be about teching against certain enemies (getting resistances to counter 1 enemy type, getting dodge to counter a tough melee encounter, getting true sight to deal with a stealth heavy encounter, etc)</text:p>
            </text:list-item>
          </text:list>
        </text:list-item>
        <text:list-item>
          <text:p text:style-name="P5">Item Ideas</text:p>
          <text:list>
            <text:list-item>
              <text:p text:style-name="P5">Head</text:p>
              <text:list>
                <text:list-item>
                  <text:p text:style-name="P5">True Sight Goggles (common): True Sight</text:p>
                </text:list-item>
                <text:list-item>
                  <text:p text:style-name="P5">Berserker Mask (common): Enrage +2</text:p>
                </text:list-item>
                <text:list-item>
                  <text:p text:style-name="P5">Archer Cap (common): +1 Hawk Eye</text:p>
                </text:list-item>
                <text:list-item>
                  <text:p text:style-name="P5">Assassin Hood (rare): Stealth</text:p>
                </text:list-item>
                <text:list-item>
                  <text:p text:style-name="P5">Focus Band (rare): Your skills cost 5 energy less</text:p>
                </text:list-item>
                <text:list-item>
                  <text:p text:style-name="P5">Knight Visor (rare): You may an extra power active at a time</text:p>
                </text:list-item>
              </text:list>
            </text:list-item>
          </text:list>
        </text:list-item>
      </text:list>
      <text:list xml:id="list8719857634053461679" text:style-name="L13">
        <text:list-item>
          <text:p text:style-name="P30"><text:span text:style-name="T2">Chest</text:span></text:p>
          <text:list>
            <text:list-item>
              <text:p text:style-name="P9">+30% all resistances (rare)</text:p>
            </text:list-item>
            <text:list-item>
              <text:p text:style-name="P9">+10 Stamina and Max Energy (rare)</text:p>
            </text:list-item>
            <text:list-item>
              <text:p text:style-name="P9">+30 Crit chance (Rare)</text:p>
            </text:list-item>
            <text:list-item>
              <text:p text:style-name="P9">+2 Stength (common)</text:p>
            </text:list-item>
            <text:list-item>
              <text:p text:style-name="P9">+2 Wisdom (common)</text:p>
            </text:list-item>
            <text:list-item>
              <text:p text:style-name="P9">+2 Dexterity (common)</text:p>
            </text:list-item>
          </text:list>
        </text:list-item>
      </text:list>
      <text:list xml:id="list6861370758148723553" text:style-name="L14">
        <text:list-item>
          <text:p text:style-name="P31"><text:span text:style-name="T2">Legs</text:span></text:p>
          <text:list>
            <text:list-item>
              <text:p text:style-name="P10">+2 Initiative (common)</text:p>
            </text:list-item>
            <text:list-item>
              <text:p text:style-name="P10">Slippery (common)</text:p>
            </text:list-item>
            <text:list-item>
              <text:p text:style-name="P10">Unstoppable (common)</text:p>
            </text:list-item>
            <text:list-item>
              <text:p text:style-name="P10">+1 Mobility (rare)</text:p>
            </text:list-item>
            <text:list-item>
              <text:p text:style-name="P10"><text:soft-page-break/>+40 Dodge (rare)</text:p>
            </text:list-item>
            <text:list-item>
              <text:p text:style-name="P10">+40 Parry (rare)</text:p>
            </text:list-item>
          </text:list>
        </text:list-item>
      </text:list>
      <text:list xml:id="list570570542296817161" text:style-name="L15">
        <text:list-item>
          <text:p text:style-name="P11">Main Hand</text:p>
          <text:list>
            <text:list-item>
              <text:p text:style-name="P11">1h melee weapon</text:p>
              <text:list>
                <text:list-item>
                  <text:p text:style-name="P11">Balanced Dagger (common): <text:s/>BD 3, +50 opportunist</text:p>
                </text:list-item>
                <text:list-item>
                  <text:p text:style-name="P11">Steel Mace (common): BD 3, +20 Critical Chance</text:p>
                </text:list-item>
                <text:list-item>
                  <text:p text:style-name="P11">Kings Rapier (rare): BD 4. Riposte. +20 Parry Chance</text:p>
                </text:list-item>
                <text:list-item>
                  <text:p text:style-name="P11">Flaming Blade (rare): BD 4, Your melee attacks deal fire damage</text:p>
                </text:list-item>
              </text:list>
            </text:list-item>
            <text:list-item>
              <text:p text:style-name="P11">2h melee weapon</text:p>
              <text:list>
                <text:list-item>
                  <text:p text:style-name="P11">Berserk Axe (common): BD 6, +1 Melee range </text:p>
                </text:list-item>
                <text:list-item>
                  <text:p text:style-name="P11">Divine Staff( common): BD 6, +1 Aura Size</text:p>
                </text:list-item>
                <text:list-item>
                  <text:p text:style-name="P11">Mage Staff (common): BD 6, +3 Wisdom </text:p>
                </text:list-item>
                <text:list-item>
                  <text:p text:style-name="P11">Gigantic Mace (Rare): BD 10</text:p>
                </text:list-item>
                <text:list-item>
                  <text:p text:style-name="P11">Great Sword (Rare): BD 8, Your attacks cannot be parried</text:p>
                </text:list-item>
                <text:list-item>
                  <text:p text:style-name="P11">Electrical Rod (Rare): BD 8, +10 Stamina and Max Energy</text:p>
                </text:list-item>
              </text:list>
            </text:list-item>
            <text:list-item>
              <text:p text:style-name="P11">2h ranged weapon</text:p>
              <text:list>
                <text:list-item>
                  <text:p text:style-name="P11">Marksman Bow (common): Hawk Eye +1</text:p>
                </text:list-item>
                <text:list-item>
                  <text:p text:style-name="P11">Flawless Bow (rare): BD 8, Your ranged attacks cannot be dodged </text:p>
                </text:list-item>
                <text:list-item>
                  <text:p text:style-name="P11">Cursed Bow (rare): <text:s/>BD 8 , Your ranged attacks that require a weapon deal Shadow Damage</text:p>
                </text:list-item>
              </text:list>
            </text:list-item>
          </text:list>
        </text:list-item>
        <text:list-item>
          <text:p text:style-name="P11">Off Hand (Shield, totem)</text:p>
          <text:list>
            <text:list-item>
              <text:p text:style-name="P11">Spiked Shield (common) + 5 thorns</text:p>
            </text:list-item>
            <text:list-item>
              <text:p text:style-name="P11">'Element' Totem (common) (for each element type): Increase all X type damage dealt by 20%</text:p>
              <text:list>
                <text:list-item>
                  <text:p text:style-name="P11">fire, Shadow, poison, air, frost</text:p>
                </text:list-item>
              </text:list>
            </text:list-item>
          </text:list>
        </text:list-item>
      </text:list>
      <text:list xml:id="list7123600778503718935" text:style-name="L16">
        <text:list-item>
          <text:p text:style-name="P32"><text:span text:style-name="T2">Charged Buckler (rare): +10 Stamina and Max energy</text:span></text:p>
        </text:list-item>
        <text:list-item>
          <text:p text:style-name="P12">Impenatrable Wall (rare): +3 dexterity</text:p>
        </text:list-item>
      </text:list>
      <text:p text:style-name="P1"/>
      <text:p text:style-name="P28">Encounters</text:p>
      <text:p text:style-name="P26">Basic Enemy</text:p>
      <text:list xml:id="list6518330261133003461" text:style-name="L5">
        <text:list-item>
          <text:p text:style-name="P27"><text:span text:style-name="T1">Basic enemy encounters contain a mildy challenging enemy battle that the player must overcome to </text:span><text:soft-page-break/><text:span text:style-name="T1">proceed</text:span></text:p>
        </text:list-item>
        <text:list-item>
          <text:p text:style-name="P27"><text:span text:style-name="T1">Rewards on defeat:</text:span></text:p>
          <text:list>
            <text:list-item>
              <text:p text:style-name="P27"><text:span text:style-name="T1">10 gold</text:span></text:p>
            </text:list-item>
            <text:list-item>
              <text:p text:style-name="P27"><text:span text:style-name="T1">+50 xp to each character</text:span></text:p>
            </text:list-item>
            <text:list-item>
              <text:p text:style-name="P27"><text:span text:style-name="T1">100% chance for common item (choose 1 of 3)</text:span></text:p>
            </text:list-item>
            <text:list-item>
              <text:p text:style-name="P27"><text:span text:style-name="T1">chance to drop random consumable</text:span></text:p>
            </text:list-item>
            <text:list-item>
              <text:p text:style-name="P27"><text:span text:style-name="T1"/></text:p>
            </text:list-item>
          </text:list>
        </text:list-item>
      </text:list>
      <text:p text:style-name="P26"><text:span text:style-name="T1"/></text:p>
      <text:p text:style-name="P26">Elite Enemy</text:p>
      <text:list xml:id="list21230831" text:continue-numbering="true" text:style-name="L5">
        <text:list-item>
          <text:p text:style-name="P27"><text:span text:style-name="T1">Elite enemy encounters contain an extremely challenging enemy battle that the player must overcome to proceed</text:span></text:p>
        </text:list-item>
        <text:list-item>
          <text:p text:style-name="P27"><text:span text:style-name="T1">Rewards on defeat: </text:span></text:p>
          <text:list>
            <text:list-item>
              <text:p text:style-name="P27"><text:span text:style-name="T1">20 gold</text:span></text:p>
            </text:list-item>
            <text:list-item>
              <text:p text:style-name="P27"><text:span text:style-name="T1">+100 xp to each character</text:span></text:p>
            </text:list-item>
            <text:list-item>
              <text:p text:style-name="P27"><text:span text:style-name="T1">100% chance to drop treasure (Choose 1-3)</text:span></text:p>
            </text:list-item>
            <text:list-item>
              <text:p text:style-name="P27"><text:span text:style-name="T1">100% chance for common item (choose 1 of 3)</text:span></text:p>
            </text:list-item>
            <text:list-item>
              <text:p text:style-name="P27"><text:span text:style-name="T1">100% chance for rare item (choose 1 of 3) (maybe not drop rare item, maybe we only want common items in the game? At least to start with)</text:span></text:p>
            </text:list-item>
            <text:list-item>
              <text:p text:style-name="P27"><text:span text:style-name="T1">100% chance to drop random consumbale</text:span></text:p>
            </text:list-item>
          </text:list>
        </text:list-item>
      </text:list>
      <text:p text:style-name="P26"><text:span text:style-name="T1"/></text:p>
      <text:p text:style-name="P26">Treasure Site </text:p>
      <text:list xml:id="list496992209244475243" text:style-name="L10">
        <text:list-item>
          <text:p text:style-name="P6">Treasure site reward contains a choose 1 of 3 treasure events</text:p>
        </text:list-item>
        <text:list-item>
          <text:p text:style-name="P6">Treasure sites will always appear in every position on row 5 (to guarantee the player recieves a treasure each run)</text:p>
        </text:list-item>
        <text:list-item>
          <text:p text:style-name="P6">Treasure sites also have a chance to appear in mystery events</text:p>
        </text:list-item>
      </text:list>
      <text:p text:style-name="P1"/>
      <text:p text:style-name="P1"/>
      <text:p text:style-name="P26">Shop</text:p>
      <text:list xml:id="list4900773301642931093" text:style-name="L11">
        <text:list-item>
          <text:p text:style-name="P7">Shop events contain an assortment of things that a player can purchase</text:p>
        </text:list-item>
        <text:list-item>
          <text:p text:style-name="P7">Player starts with 20g</text:p>
        </text:list-item>
        <text:list-item>
          <text:p text:style-name="P7"><text:soft-page-break/>Shop elements</text:p>
          <text:list>
            <text:list-item>
              <text:p text:style-name="P7">Spell Books</text:p>
              <text:list>
                <text:list-item>
                  <text:p text:style-name="P7">6 random books (</text:p>
                  <text:list>
                    <text:list-item>
                      <text:p text:style-name="P7">2 random tier 1 books (10g)<text:tab/></text:p>
                    </text:list-item>
                    <text:list-item>
                      <text:p text:style-name="P7">2 random tier 2 books (15g)</text:p>
                    </text:list-item>
                    <text:list-item>
                      <text:p text:style-name="P7">2 random tier 3 books (20g)</text:p>
                    </text:list-item>
                  </text:list>
                </text:list-item>
              </text:list>
            </text:list-item>
            <text:list-item>
              <text:p text:style-name="P7">Consumables</text:p>
              <text:list>
                <text:list-item>
                  <text:p text:style-name="P7">3 random consumables (10g) each</text:p>
                </text:list-item>
              </text:list>
            </text:list-item>
            <text:list-item>
              <text:p text:style-name="P7">Items</text:p>
              <text:list>
                <text:list-item>
                  <text:p text:style-name="P7">3 random rare items (15g each)</text:p>
                </text:list-item>
                <text:list-item>
                  <text:p text:style-name="P7">3 random common items (10g each)</text:p>
                </text:list-item>
              </text:list>
            </text:list-item>
          </text:list>
        </text:list-item>
      </text:list>
      <text:p text:style-name="P1"/>
      <text:p text:style-name="P26">Camp Site</text:p>
      <text:list xml:id="list8377365805398729743" text:style-name="L12">
        <text:list-item>
          <text:p text:style-name="P8">similar to our current system</text:p>
        </text:list-item>
        <text:list-item>
          <text:p text:style-name="P8">Camp site have a variety of activities that the player can engage in, all with different effects</text:p>
        </text:list-item>
        <text:list-item>
          <text:p text:style-name="P8">Each activity at a camp site has a 'Activity Point' cost</text:p>
        </text:list-item>
        <text:list-item>
          <text:p text:style-name="P8">The player is given 3 activity points per camp site event</text:p>
        </text:list-item>
        <text:list-item>
          <text:p text:style-name="P8">Activities</text:p>
          <text:list>
            <text:list-item>
              <text:p text:style-name="P8">Pray (cost 2): ressurect a dead character to 50% HP</text:p>
            </text:list-item>
            <text:list-item>
              <text:p text:style-name="P8">Triage (cost 1): Heal a chosen character 50% health</text:p>
            </text:list-item>
            <text:list-item>
              <text:p text:style-name="P8">Training (cost 2): Choose a character to gain +100 XP</text:p>
            </text:list-item>
            <text:list-item>
              <text:p text:style-name="P8">Feast (cost 1): You characters have +2 Strength, Dexterity and Wisdom during the next combat</text:p>
            </text:list-item>
            <text:list-item>
              <text:p text:style-name="P8">Rest (Cost 2): Your characters have +10 stamina and Max Energy during the next combat</text:p>
            </text:list-item>
            <text:list-item>
              <text:p text:style-name="P8">Bathe (Cost 1): Remove a negative state (if we have mysterys in the game)</text:p>
            </text:list-item>
          </text:list>
        </text:list-item>
      </text:list>
      <text:p text:style-name="P1"/>
      <text:p text:style-name="P26">Mystery Room</text:p>
      <text:p text:style-name="P1"/>
      <text:p text:style-name="P28">Kings Blessing Game Start Event</text:p>
      <text:p text:style-name="P1"/>
      <text:list xml:id="list79541110106451438" text:style-name="L17">
        <text:list-item>
          <text:p text:style-name="P13"><text:soft-page-break/>At the start of the game, player gets to choose a special bonus from a choice of 3</text:p>
        </text:list-item>
        <text:list-item>
          <text:p text:style-name="P13">Choice Ideas</text:p>
          <text:list>
            <text:list-item>
              <text:p text:style-name="P13">Gain 10g</text:p>
            </text:list-item>
            <text:list-item>
              <text:p text:style-name="P13">Discover a Rare Item</text:p>
            </text:list-item>
            <text:list-item>
              <text:p text:style-name="P13">Gain 3 random common items</text:p>
            </text:list-item>
            <text:list-item>
              <text:p text:style-name="P13">Gain 2 random spell books</text:p>
            </text:list-item>
            <text:list-item>
              <text:p text:style-name="P13">Enemies in the first combat have 50% health</text:p>
            </text:list-item>
            <text:list-item>
              <text:p text:style-name="P13">All characters gain 50 xp</text:p>
            </text:list-item>
            <text:list-item>
              <text:p text:style-name="P13">Gain 2 random consumables</text:p>
            </text:list-item>
            <text:list-item>
              <text:p text:style-name="P13">All characters gain +20 Max Health</text:p>
            </text:list-item>
          </text:list>
        </text:list-item>
      </text:list>
      <text:p text:style-name="P1"/>
      <text:p text:style-name="P28">Enemy Ideas</text:p>
      <text:p text:style-name="P1">Overview</text:p>
      <text:list xml:id="list3132448258920211655" text:style-name="L18">
        <text:list-item>
          <text:p text:style-name="P14">Each enemy encounter should have a weakness as well as a strength</text:p>
        </text:list-item>
        <text:list-item>
          <text:p text:style-name="P14">Each enemy encounter should be able to be approached with a variety of stradegies</text:p>
        </text:list-item>
      </text:list>
      <text:p text:style-name="P1"/>
      <text:p text:style-name="P1">Problems that enemies give players</text:p>
      <text:list xml:id="list4581589213001011544" text:style-name="L19">
        <text:list-item>
          <text:p text:style-name="P15">An encounter that requires the player to have strong AoE damage</text:p>
        </text:list-item>
        <text:list-item>
          <text:p text:style-name="P15">an encounter that requires the player to have strong melee attacks</text:p>
        </text:list-item>
        <text:list-item>
          <text:p text:style-name="P15">an encounter that requires the player to deal high damage in a short space of time</text:p>
        </text:list-item>
        <text:list-item>
          <text:p text:style-name="P15">an encounter that requires the player to be able to deal with enemies that have high parry/dodge(using passives/abilities like recklessnes, concentration, perfect aim, no dodge bow, wtc)</text:p>
        </text:list-item>
        <text:list-item>
          <text:p text:style-name="P15">an encounter that requires the player has a good stradegy of endurance (scaling power with growing, unwavering, poison/burning stacking, etc)</text:p>
        </text:list-item>
        <text:list-item>
          <text:p text:style-name="P15">an encounter that requires the player to have an answer to stealthed enemies (true sight, good melee fighters, low ranged attack dependency)</text:p>
        </text:list-item>
      </text:list>
      <text:p text:style-name="P1"/>
      <text:p text:style-name="P1">Enemies Encounters</text:p>
      <text:list xml:id="list734523224229758788" text:style-name="L21">
        <text:list-item>
          <text:p text:style-name="P17">Basic</text:p>
        </text:list-item>
      </text:list>
      <text:list xml:id="list7831360303800565855" text:style-name="L20">
        <text:list-item>
          <text:p text:style-name="P33"><text:soft-page-break/><text:span text:style-name="T2">Goblin Warband</text:span></text:p>
          <text:list>
            <text:list-item>
              <text:p text:style-name="P16">2x goblin stabby</text:p>
            </text:list-item>
            <text:list-item>
              <text:p text:style-name="P16">2x goblin shooty</text:p>
            </text:list-item>
            <text:list-item>
              <text:p text:style-name="P16">1 goblin war leader</text:p>
            </text:list-item>
          </text:list>
        </text:list-item>
      </text:list>
      <text:list xml:id="list2292789199241462045" text:style-name="L22">
        <text:list-item>
          <text:p text:style-name="P34"><text:span text:style-name="T2">Skeleton Gang</text:span></text:p>
          <text:list>
            <text:list-item>
              <text:p text:style-name="P18">3x random skeleton</text:p>
            </text:list-item>
          </text:list>
        </text:list-item>
      </text:list>
      <text:list xml:id="list7148857522704719598" text:style-name="L23">
        <text:list-item>
          <text:p text:style-name="P35"><text:span text:style-name="T2">Elemental Pack</text:span></text:p>
          <text:list>
            <text:list-item>
              <text:p text:style-name="P19">3x random elemental</text:p>
            </text:list-item>
          </text:list>
        </text:list-item>
      </text:list>
      <text:list xml:id="list2827170443846838494" text:style-name="L25">
        <text:list-item>
          <text:p text:style-name="P36"><text:span text:style-name="T2">Necromancer</text:span></text:p>
          <text:list>
            <text:list-item>
              <text:p text:style-name="P21">1x necromancer</text:p>
            </text:list-item>
          </text:list>
        </text:list-item>
      </text:list>
      <text:p text:style-name="P1">Elites</text:p>
      <text:list xml:id="list6992689042359115921" text:style-name="L24">
        <text:list-item>
          <text:p text:style-name="P20">Skeleton Mega gang</text:p>
          <text:list>
            <text:list-item>
              <text:p text:style-name="P20">5x random skeleton</text:p>
            </text:list-item>
          </text:list>
        </text:list-item>
      </text:list>
      <text:list xml:id="list2269878968674224160" text:style-name="L26">
        <text:list-item>
          <text:p text:style-name="P22">Elemental Mega Pack</text:p>
          <text:list>
            <text:list-item>
              <text:p text:style-name="P22">5x random elemental</text:p>
            </text:list-item>
          </text:list>
        </text:list-item>
      </text:list>
      <text:list xml:id="list2857717110745077233" text:style-name="L27">
        <text:list-item>
          <text:p text:style-name="P23">look through lists of passives and abilities for enemy idea inspiration</text:p>
        </text:list-item>
      </text:list>
      <text:p text:style-name="P1"/>
      <text:p text:style-name="P1">SKELETON BARBARIAN SHOULD HAVE BLOOD SACRIFICE ABILITY</text:p>
      <text:p text:style-name="P1"/>
      <text:p text:style-name="P1">Specific Enemy Ideas</text:p>
      <text:list xml:id="list7562948077745560188" text:style-name="L28">
        <text:list-item>
          <text:p text:style-name="P24">Bandit Brawler</text:p>
          <text:list>
            <text:list-item>
              <text:p text:style-name="P24">Riposte (passive)</text:p>
            </text:list-item>
            <text:list-item>
              <text:p text:style-name="P24">+20 base parry and dodge</text:p>
            </text:list-item>
            <text:list-item>
              <text:p text:style-name="P24">Evasion </text:p>
            </text:list-item>
            <text:list-item>
              <text:p text:style-name="P24">Dash</text:p>
            </text:list-item>
            <text:list-item>
              <text:p text:style-name="P24">Tendon Slash</text:p>
            </text:list-item>
            <text:list-item>
              <text:p text:style-name="P24">Shield Shatter</text:p>
            </text:list-item>
          </text:list>
        </text:list-item>
      </text:list>
      <text:p text:style-name="P1"/>
      <text:p text:style-name="P1">-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ymbol" svg:font-family="Symbol" style:font-charset="x-symbol"/>
    <style:font-face style:name="OpenSymbol" svg:font-family="OpenSymbol"/>
    <style:font-face style:name="Arial2" svg:font-family="Arial" style:font-family-generic="swiss"/>
    <style:font-face style:name="Calibri" svg:font-family="Calibri"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A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AU"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RTF_5f_Num_20_2_20_1" style:display-name="RTF_Num 2 1" style:family="text">
      <style:text-properties style:font-name="Symbol"/>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RTF_5f_Num_20_2" style:display-name="RTF_Num 2" text:consecutive-numbering="true">
      <text:list-level-style-number text:level="1" text:style-name="RTF_5f_Num_20_2_20_1" style:num-prefix="·" style:num-format="">
        <style:list-level-properties text:min-label-width="0.25in"/>
      </text:list-level-style-number>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Black Will</meta:initial-creator>
    <meta:creation-date>2019-05-25T10:29:33.02</meta:creation-date>
    <dc:date>2020-01-20T01:02:25.29</dc:date>
    <dc:creator>will black</dc:creator>
    <meta:editing-duration>P10DT3H16M30S</meta:editing-duration>
    <meta:editing-cycles>238</meta:editing-cycles>
    <meta:generator>OpenOffice/4.1.6$Win32 OpenOffice.org_project/416m1$Build-9790</meta:generator>
    <meta:document-statistic meta:table-count="0" meta:image-count="0" meta:object-count="0" meta:page-count="8" meta:paragraph-count="192" meta:word-count="1777" meta:character-count="9431"/>
  </office:meta>
</office:document-meta>
</file>